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i>Q</mi>
        <mo stretchy="false">=</mo>
        <msub>
          <mi>C</mi>
          <mi>d</mi>
        </msub>
      </mrow>
      <mfrac>
        <mrow>
          <msub>
            <mi>A</mi>
            <mi>o</mi>
          </msub>
          <msub>
            <mi>A</mi>
            <mn>1</mn>
          </msub>
          <msqrt>
            <mrow>
              <mn>2</mn>
              <mi mathvariant="italic">gh</mi>
            </mrow>
          </msqrt>
        </mrow>
        <msqrt>
          <mrow>
            <msub>
              <mi>A</mi>
              <mn>1</mn>
            </msub>
            <mo stretchy="false">−</mo>
            <msub>
              <mi>A</mi>
              <mi>o</mi>
            </msub>
          </mrow>
        </msqrt>
      </mfrac>
    </mrow>
    <annotation encoding="StarMath 5.0">Q= C_{d} { A_{o} A_{1} sqrt{2gh} }over{sqrt{ A_{1}- A_{o}} }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8:53:27.955556948</meta:creation-date>
    <dc:date>2017-07-18T09:28:24.962465088</dc:date>
    <meta:editing-duration>PT18M35S</meta:editing-duration>
    <meta:editing-cycles>5</meta:editing-cycles>
    <meta:generator>LibreOffice/5.1.4.2$Linux_X86_64 LibreOffice_project/10m0$Build-2</meta:generator>
  </office:meta>
</office:document-meta>
</file>